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style="italic" officeooo:rsid="001f143d" officeooo:paragraph-rsid="001f143d" style:font-size-asian="15pt" style:font-style-asian="italic" style:font-size-complex="15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15pt" fo:font-style="italic" officeooo:rsid="001f143d" officeooo:paragraph-rsid="001f143d" style:font-size-asian="15pt" style:font-style-asian="italic" style:font-size-complex="15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5pt" fo:font-style="italic" officeooo:rsid="00202949" officeooo:paragraph-rsid="00202949" style:font-size-asian="15pt" style:font-style-asian="italic" style:font-size-complex="15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5pt" fo:font-style="italic" officeooo:rsid="00210147" officeooo:paragraph-rsid="00210147" style:font-size-asian="15pt" style:font-style-asian="italic" style:font-size-complex="15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5pt" fo:font-style="italic" officeooo:rsid="0021991c" officeooo:paragraph-rsid="0021991c" style:font-size-asian="15pt" style:font-style-asian="italic" style:font-size-complex="15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5pt" fo:font-style="italic" officeooo:rsid="002262f9" officeooo:paragraph-rsid="002262f9" style:font-size-asian="15pt" style:font-style-asian="italic" style:font-size-complex="15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5pt" fo:font-style="italic" fo:font-weight="bold" officeooo:rsid="001f143d" officeooo:paragraph-rsid="001f143d" style:font-size-asian="15pt" style:font-style-asian="italic" style:font-weight-asian="bold" style:font-size-complex="15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style="italic" fo:font-weight="bold" officeooo:rsid="002262f9" officeooo:paragraph-rsid="002262f9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style="italic" fo:font-weight="bold" officeooo:rsid="002262f9" officeooo:paragraph-rsid="00244b4f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36pt" fo:font-style="italic" officeooo:rsid="001f143d" officeooo:paragraph-rsid="001f143d" style:font-size-asian="36pt" style:font-style-asian="italic" style:font-size-complex="36pt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ize="15pt" fo:font-style="italic" fo:font-weight="bold" officeooo:rsid="00244b4f" officeooo:paragraph-rsid="002262f9" style:font-size-asian="15pt" style:font-style-asian="italic" style:font-weight-asian="bold" style:font-size-complex="15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fo:font-style="italic" fo:font-weight="bold" officeooo:rsid="0026c025" officeooo:paragraph-rsid="0026c025" style:font-size-asian="15pt" style:font-style-asian="italic" style:font-weight-asian="bold" style:font-size-complex="15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fo:font-style="italic" fo:font-weight="bold" officeooo:rsid="002654ac" officeooo:paragraph-rsid="002654ac" style:font-size-asian="15pt" style:font-style-asian="italic" style:font-weight-asian="bold" style:font-size-complex="15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5pt" fo:font-style="normal" fo:font-weight="normal" officeooo:rsid="00244b4f" officeooo:paragraph-rsid="00244b4f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style="normal" fo:font-weight="normal" officeooo:rsid="00244b4f" officeooo:paragraph-rsid="0029c6c7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officeooo:rsid="00202949"/>
    </style:style>
    <style:style style:name="T2" style:family="text">
      <style:text-properties officeooo:rsid="00210147"/>
    </style:style>
    <style:style style:name="T3" style:family="text">
      <style:text-properties officeooo:rsid="002132f6"/>
    </style:style>
    <style:style style:name="T4" style:family="text">
      <style:text-properties officeooo:rsid="002262f9"/>
    </style:style>
    <style:style style:name="T5" style:family="text">
      <style:text-properties fo:font-style="normal" fo:font-weight="normal" officeooo:rsid="00244b4f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9c6c7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aaf99" style:font-style-asian="normal" style:font-weight-asian="normal" style:font-style-complex="normal" style:font-weight-complex="normal"/>
    </style:style>
    <style:style style:name="T8" style:family="text">
      <style:text-properties officeooo:rsid="0026c025"/>
    </style:style>
    <style:style style:name="T9" style:family="text">
      <style:text-properties officeooo:rsid="00288a64"/>
    </style:style>
    <style:style style:name="T10" style:family="text">
      <style:text-properties officeooo:rsid="0029c6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P 2</text:p>
      <text:p text:style-name="P1"/>
      <text:p text:style-name="P1"/>
      <text:p text:style-name="P7">1. Makefile :</text:p>
      <text:p text:style-name="P2"/>
      <text:p text:style-name="P2"><text:span text:style-name="T1">a)</text:span> En tapant make la première fois, le shell se charge de la compilation décrite dans le fichier Makefile, en créant les fichiers objets et l’exécutable dans l’ordre logique.</text:p>
      <text:p text:style-name="P2"/>
      <text:p text:style-name="P2"><text:span text:style-name="T1">b)</text:span> En retapant make dans un shell deux fois, le compilateur nous dit qu’il n’y à rien à faire.Ce qui est normal, après vérification des fichiers C, il a remarqué qu’il n’y a eu aucun changement.</text:p>
      <text:p text:style-name="P2"/>
      <text:p text:style-name="P2"><text:span text:style-name="T1">b)</text:span> En modifiant le fichier function.c puis en retapant la commande make, le compilateur, recréera le fichier function.o et fais la liaison avec l<text:span text:style-name="T1">e</text:span> fichier main.o , en <text:span text:style-name="T1">exécutant respectivement les commandes adéquates.</text:span></text:p>
      <text:p text:style-name="P3">Ce principe est primordiale et économise beaucoup de temps surtout lorsqu’il s’agit d’un grand projet.</text:p>
      <text:p text:style-name="P3"/>
      <text:p text:style-name="P3">c) En tapant, la commande make clean, le shell exécute la commande : <text:s/></text:p>
      <text:p text:style-name="P2"><text:tab/>rm -rf *.o example</text:p>
      <text:p text:style-name="P3">il supprimes tous les fichiers objets ( qui a comme extension « .o» ) et l’exécutable qu’on avait nommé «exemple». </text:p>
      <text:p text:style-name="P3"/>
      <text:p text:style-name="P3">d) <text:span text:style-name="T2">Quand on change le nom du fichier Makefile, on est obligé d’ajouter à la commande « make » l’option ‘-f‘ en spécifiant le nouveau nom.</text:span></text:p>
      <text:p text:style-name="P3"/>
      <text:p text:style-name="P4">e) Comme pour la première partie, le compilateur nous indiquera qu’il n’y a rien à faire.</text:p>
      <text:p text:style-name="P4"/>
      <text:p text:style-name="P4">f) <text:span text:style-name="T3">Concernant la modification, on n’a pas touché aux prototypes de la fonction pour éviter une erreur lors de la compilation.On a donc supprimer une ligne #include. </text:span></text:p>
      <text:p text:style-name="P5"/>
      <text:p text:style-name="P5"><text:span text:style-name="T4">e) </text:span>Vu qu’on a la dépendance entre main.o et function.h :</text:p>
      <text:p text:style-name="P4"><text:tab/>main.o : function.h</text:p>
      <text:p text:style-name="P5">la modficiation du fichier « function.h » entraînera la compilation du fichier « main.c » pour créer la cible « main.o » </text:p>
      <text:p text:style-name="P3"/>
      <text:p text:style-name="P6"><text:soft-page-break/>g) La commande « make -f Makefile2 clean » est équivalent à la commande « make clean » lorsqu’on a un fichier nommé « Makefile ». C’est à dire, exécutera la commande de suppression des fichiers objets et l’exécutable.</text:p>
      <text:p text:style-name="P8"/>
      <text:p text:style-name="P11">2. Scons :</text:p>
      <text:p text:style-name="P9"/>
      <text:p text:style-name="P9">- <text:span text:style-name="T5">En tapant la commande scons, </text:span><text:span text:style-name="T7">il</text:span><text:span text:style-name="T5"> lit le fichier SConscript puis crée les cibles en éxéctuant les commandes gcc dans l’ordre adéquat ( objets puis </text:span><text:span text:style-name="T6">e</text:span><text:span text:style-name="T5">xécutable).</text:span></text:p>
      <text:p text:style-name="P14"/>
      <text:p text:style-name="P14">- En retapant la commande scons, il commence par lire le fichier Sconstruct puis en essayant de créer les cibles, il trouve que les dépendances respectives sont à jour, et nous indique que le projet est à jour.</text:p>
      <text:p text:style-name="P14"/>
      <text:p text:style-name="P14">- La commande scons -c supprime les fichiers objets et l’exécutable.</text:p>
      <text:p text:style-name="P14"/>
      <text:p text:style-name="P13">3. Rake : </text:p>
      <text:p text:style-name="P14"/>
      <text:p text:style-name="P14">- <text:span text:style-name="T8">En tapant la commande rake, les commandes pour créer les fichiers objets et l’exécutable se lancent dans l’ordre adéquat.</text:span></text:p>
      <text:p text:style-name="P14"/>
      <text:p text:style-name="P14">- <text:span text:style-name="T8">En tapant la commande rake, rien ne s’est affiché dans le shell. Aucune commande ne se lance. C’est signe que tout est à jour.</text:span></text:p>
      <text:p text:style-name="P14"/>
      <text:p text:style-name="P14">- <text:span text:style-name="T8">Vu qu’une dépendance entre main.o et function.h a été défini dans le fichier Rakefile, une modification du header entraîner après exécution d’une commande Rake, la compilation du fichier main.c puis la liaison avec function.c pour générer à nouveau l’exécutable exemple.</text:span></text:p>
      <text:p text:style-name="P14"/>
      <text:p text:style-name="P14">- <text:span text:style-name="T8">La commande rake clean, entraîne la suppression des fichiers objets et de l’exécutable.</text:span></text:p>
      <text:p text:style-name="P14"/>
      <text:p text:style-name="P12">4. Ant : </text:p>
      <text:p text:style-name="P14"/>
      <text:p text:style-name="P14">- <text:span text:style-name="T9">En tapant la commande ant, il lit le fichier build.xml puis crée un répertoire build pour y inclure les fichier .class après compilation.</text:span></text:p>
      <text:p text:style-name="P14"/>
      <text:p text:style-name="P14">- <text:span text:style-name="T9">En retapant la commande ant, Il lit le fichier build.xml puis nous dit que le build est réussi sans rien faire.</text:span></text:p>
      <text:p text:style-name="P14"/>
      <text:p text:style-name="P14">- <text:span text:style-name="T10">En modifiant le fichier Function.java, ant recompile ce fichier uniquement.</text:span></text:p>
      <text:p text:style-name="P14"/>
      <text:p text:style-name="P15"><text:soft-page-break/>- <text:span text:style-name="T10">La commande « ant dist » sert à générer une librairie à partir de la classe Function.java</text:span></text:p>
      <text:p text:style-name="P15"/>
      <text:p text:style-name="P15"><text:span text:style-name="T10">- La commande « ant clean » supprime le dossier dist contenant les librairies et aussi le dossier build contenant les fichier .class .</text:span></text:p>
      <text:p text:style-name="P15"/>
      <text:p text:style-name="P14">- <text:span text:style-name="T10">En tapant à nouveau la commande ant dist, cette fois-ci, il va compiler le projet puis générera une librairie.</text:span></text:p>
      <text:p text:style-name="P14"/>
      <text:p text:style-name="P1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22:38:44.399919922</meta:creation-date>
    <dc:date>2019-10-12T00:57:31.342332557</dc:date>
    <meta:editing-duration>PT22M4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33" meta:word-count="603" meta:character-count="3457" meta:non-whitespace-character-count="2876"/>
  </office:meta>
</office:document-meta>
</file>